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oo</text:p>
          </table:table-cell>
        </table:table-row>
        <table:table-row table:style-name="ro1"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ba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9T10:57:56.542000000</meta:creation-date>
    <dc:date>2023-02-19T14:47:35.366000000</dc:date>
    <meta:editing-duration>PT11M10S</meta:editing-duration>
    <meta:editing-cycles>5</meta:editing-cycles>
    <meta:generator>LibreOffice/7.5.1.1$Windows_X86_64 LibreOffice_project/bd819218336a5be54a11b986ea4dd2db2efb120e</meta:generator>
    <meta:document-statistic meta:table-count="1" meta:cell-count="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VBASupport 1

Sub TestForEachInSelection()
    ActiveSheet.Range("A1:A3").Select
    Dim r As Range
    For Each r In Selection
    r.Value = StrReverse(r.Value)
    Next r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